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Oh</text:h>
      <text:p text:style-name="First_20_paragraph">Maybe you need my <text:a xlink:type="simple" xlink:href="http://tinyslik.coding.me/resume" office:name=""><text:span text:style-name="Definition">Chinese resume</text:span></text:a></text:p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</text:p>
      <text:p text:style-name="Text_20_body">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  <text:list-item>
          <text:h text:style-name="Heading_20_3" text:outline-level="3">Frameworks &amp; APIs</text:h>
        </text:list-item>
        <text:list-item>
          <text:p text:style-name="P3"><text:a xlink:type="simple" xlink:href="" office:name=""><text:span text:style-name="Definition">OpenGL （web,ES,glut,glew…）</text:span></text:a><text:span text:style-name="T23">†</text:span></text:p>
        </text:list-item>
        <text:list-item>
          <text:p text:style-name="P3"><text:a xlink:type="simple" xlink:href="" office:name=""><text:span text:style-name="Definition">Boost</text:span></text:a></text:p>
        </text:list-item>
        <text:list-item>
          <text:p text:style-name="P3"><text:a xlink:type="simple" xlink:href="" office:name=""><text:span text:style-name="Definition">Cocos2d-x</text:span></text:a><text:span text:style-name="T24">†</text:span></text:p>
        </text:list-item>
        <text:list-item>
          <text:p text:style-name="P3"><text:a xlink:type="simple" xlink:href="" office:name=""><text:span text:style-name="Definition">Uinity3d</text:span></text:a></text:p>
        </text:list-item>
        <text:list-item>
          <text:p text:style-name="P3"><text:a xlink:type="simple" xlink:href="" office:name=""><text:span text:style-name="Definition">hexo</text:span></text:a><text:span text:style-name="T25">†</text:span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4"><text:a xlink:type="simple" xlink:href="" office:name=""><text:span text:style-name="Definition">source tree</text:span></text:a></text:p>
        </text:list-item>
        <text:list-item>
          <text:p text:style-name="P4"><text:a xlink:type="simple" xlink:href="" office:name=""><text:span text:style-name="Definition">VisualStudio</text:span></text:a><text:span text:style-name="T31">†</text:span></text:p>
        </text:list-item>
        <text:list-item>
          <text:p text:style-name="P4"><text:a xlink:type="simple" xlink:href="" office:name=""><text:span text:style-name="Definition">AndroidStudio</text:span></text:a></text:p>
        </text:list-item>
        <text:list-item>
          <text:p text:style-name="P4"><text:a xlink:type="simple" xlink:href="" office:name=""><text:span text:style-name="Definition">grub/grub2</text:span></text:a></text:p>
        </text:list-item>
        <text:list-item>
          <text:p text:style-name="P4"><text:a xlink:type="simple" xlink:href="" office:name=""><text:span text:style-name="Definition">doxygen</text:span></text:a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5"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